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W/Sigma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← Coucher Soleil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5.924148" calcext:value-type="float">
            <text:p>15.924148</text:p>
          </table:table-cell>
          <table:table-cell office:value-type="float" office:value="9.067932" calcext:value-type="float">
            <text:p>9.067932</text:p>
          </table:table-cell>
          <table:table-cell office:value-type="float" office:value="7.79327" calcext:value-type="float">
            <text:p>7.79327</text:p>
          </table:table-cell>
          <table:table-cell office:value-type="float" office:value="7.96912" calcext:value-type="float">
            <text:p>7.96912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45.714592" calcext:value-type="float">
            <text:p>45.714592</text:p>
          </table:table-cell>
          <table:table-cell office:value-type="float" office:value="20.702757" calcext:value-type="float">
            <text:p>20.702757</text:p>
          </table:table-cell>
          <table:table-cell office:value-type="float" office:value="8.247576" calcext:value-type="float">
            <text:p>8.247576</text:p>
          </table:table-cell>
          <table:table-cell office:value-type="float" office:value="8.095599" calcext:value-type="float">
            <text:p>8.095599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7.624358" calcext:value-type="float">
            <text:p>37.624358</text:p>
          </table:table-cell>
          <table:table-cell office:value-type="float" office:value="9.143749" calcext:value-type="float">
            <text:p>9.143749</text:p>
          </table:table-cell>
          <table:table-cell office:value-type="float" office:value="8.327743" calcext:value-type="float">
            <text:p>8.327743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87481" calcext:value-type="float">
            <text:p>39.087481</text:p>
          </table:table-cell>
          <table:table-cell office:value-type="float" office:value="10.48075" calcext:value-type="float">
            <text:p>10.48075</text:p>
          </table:table-cell>
          <table:table-cell office:value-type="float" office:value="8.670585" calcext:value-type="float">
            <text:p>8.670585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5.699348" calcext:value-type="float">
            <text:p>45.699348</text:p>
          </table:table-cell>
          <table:table-cell table:style-name="ce4" office:value-type="float" office:value="39.096679" calcext:value-type="float">
            <text:p>39.096679</text:p>
          </table:table-cell>
          <table:table-cell office:value-type="float" office:value="12.245343" calcext:value-type="float">
            <text:p>12.245343</text:p>
          </table:table-cell>
          <table:table-cell office:value-type="float" office:value="9.125693" calcext:value-type="float">
            <text:p>9.125693</text:p>
          </table:table-cell>
          <table:table-cell/>
          <table:table-cell office:value-type="string" calcext:value-type="string">
            <text:p>Fomes 1</text:p>
          </table:table-cell>
          <table:table-cell office:value-type="string" calcext:value-type="string">
            <text:p>0.5 → 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45.699348" calcext:value-type="float">
            <text:p>45.699348</text:p>
          </table:table-cell>
          <table:table-cell table:style-name="ce3" office:value-type="float" office:value="39.096688" calcext:value-type="float">
            <text:p>39.096688</text:p>
          </table:table-cell>
          <table:table-cell office:value-type="float" office:value="14.422195" calcext:value-type="float">
            <text:p>14.422195</text:p>
          </table:table-cell>
          <table:table-cell office:value-type="float" office:value="9.692612" calcext:value-type="float">
            <text:p>9.692612</text:p>
          </table:table-cell>
          <table:table-cell table:number-columns-repeated="2"/>
          <table:table-cell office:value-type="string" calcext:value-type="string">
            <text:p>1 → 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16.986835" calcext:value-type="float">
            <text:p>16.986835</text:p>
          </table:table-cell>
          <table:table-cell office:value-type="float" office:value="10.370306" calcext:value-type="float">
            <text:p>10.370306</text:p>
          </table:table-cell>
          <table:table-cell table:number-columns-repeated="2"/>
          <table:table-cell office:value-type="string" calcext:value-type="string">
            <text:p>5 → 2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19.890756" calcext:value-type="float">
            <text:p>19.890756</text:p>
          </table:table-cell>
          <table:table-cell office:value-type="float" office:value="11.156978" calcext:value-type="float">
            <text:p>11.156978</text:p>
          </table:table-cell>
          <table:table-cell table:number-columns-repeated="2"/>
          <table:table-cell office:value-type="string" calcext:value-type="string">
            <text:p>10 → 5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23.024606" calcext:value-type="float">
            <text:p>23.024606</text:p>
          </table:table-cell>
          <table:table-cell office:value-type="float" office:value="12.050447" calcext:value-type="float">
            <text:p>12.050447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26.136039" calcext:value-type="float">
            <text:p>26.136039</text:p>
          </table:table-cell>
          <table:table-cell office:value-type="float" office:value="13.048024" calcext:value-type="float">
            <text:p>13.048024</text:p>
          </table:table-cell>
          <table:table-cell/>
          <table:table-cell office:value-type="string" calcext:value-type="string">
            <text:p>Globules</text:p>
          </table:table-cell>
          <table:table-cell office:value-type="string" calcext:value-type="string">
            <text:p>0.5 → 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28.75232" calcext:value-type="float">
            <text:p>28.75232</text:p>
          </table:table-cell>
          <table:table-cell office:value-type="float" office:value="14.14687" calcext:value-type="float">
            <text:p>14.14687</text:p>
          </table:table-cell>
          <table:table-cell table:number-columns-repeated="2"/>
          <table:table-cell office:value-type="string" calcext:value-type="string">
            <text:p>1 → 5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0.398967" calcext:value-type="float">
            <text:p>30.398967</text:p>
          </table:table-cell>
          <table:table-cell office:value-type="float" office:value="15.342239" calcext:value-type="float">
            <text:p>15.342239</text:p>
          </table:table-cell>
          <table:table-cell table:number-columns-repeated="2"/>
          <table:table-cell office:value-type="string" calcext:value-type="string">
            <text:p>5 → 3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098833" calcext:value-type="float">
            <text:p>31.098833</text:p>
          </table:table-cell>
          <table:table-cell office:value-type="float" office:value="16.627037" calcext:value-type="float">
            <text:p>16.627037</text:p>
          </table:table-cell>
          <table:table-cell table:number-columns-repeated="2"/>
          <table:table-cell office:value-type="string" calcext:value-type="string">
            <text:p>10 → 55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85642" calcext:value-type="float">
            <text:p>31.285642</text:p>
          </table:table-cell>
          <table:table-cell office:value-type="float" office:value="17.990647" calcext:value-type="float">
            <text:p>17.990647</text:p>
          </table:table-cell>
          <table:table-cell table:number-columns-repeated="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table:style-name="ce3" office:value-type="float" office:value="31.300785" calcext:value-type="float">
            <text:p>31.300785</text:p>
          </table:table-cell>
          <table:table-cell office:value-type="float" office:value="19.417974" calcext:value-type="float">
            <text:p>19.417974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71015" calcext:value-type="float">
            <text:p>31.271015</text:p>
          </table:table-cell>
          <table:table-cell office:value-type="float" office:value="20.882883" calcext:value-type="float">
            <text:p>20.882883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46706" calcext:value-type="float">
            <text:p>31.246706</text:p>
          </table:table-cell>
          <table:table-cell office:value-type="float" office:value="22.349427" calcext:value-type="float">
            <text:p>22.349427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35928" calcext:value-type="float">
            <text:p>31.235928</text:p>
          </table:table-cell>
          <table:table-cell office:value-type="float" office:value="23.764373" calcext:value-type="float">
            <text:p>23.764373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8007" calcext:value-type="float">
            <text:p>31.228007</text:p>
          </table:table-cell>
          <table:table-cell office:value-type="float" office:value="25.06051" calcext:value-type="float">
            <text:p>25.06051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3668" calcext:value-type="float">
            <text:p>31.223668</text:p>
          </table:table-cell>
          <table:table-cell office:value-type="float" office:value="26.167684" calcext:value-type="float">
            <text:p>26.167684</text:p>
          </table:table-cell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1299" calcext:value-type="float">
            <text:p>31.221299</text:p>
          </table:table-cell>
          <table:table-cell office:value-type="float" office:value="27.030106" calcext:value-type="float">
            <text:p>27.030106</text:p>
          </table:table-cell>
          <table:table-cell table:number-columns-repeated="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1011" calcext:value-type="float">
            <text:p>31.221011</text:p>
          </table:table-cell>
          <table:table-cell office:value-type="float" office:value="27.637483" calcext:value-type="float">
            <text:p>27.637483</text:p>
          </table:table-cell>
          <table:table-cell table:number-columns-repeated="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907" calcext:value-type="float">
            <text:p>31.220907</text:p>
          </table:table-cell>
          <table:table-cell office:value-type="float" office:value="28.01271" calcext:value-type="float">
            <text:p>28.01271</text:p>
          </table:table-cell>
          <table:table-cell table:number-columns-repeated="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904" calcext:value-type="float">
            <text:p>31.220904</text:p>
          </table:table-cell>
          <table:table-cell office:value-type="float" office:value="28.216108" calcext:value-type="float">
            <text:p>28.216108</text:p>
          </table:table-cell>
          <table:table-cell table:number-columns-repeated="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37" calcext:value-type="float">
            <text:p>31.220837</text:p>
          </table:table-cell>
          <table:table-cell office:value-type="float" office:value="28.304065" calcext:value-type="float">
            <text:p>28.304065</text:p>
          </table:table-cell>
          <table:table-cell table:number-columns-repeated="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3" calcext:value-type="float">
            <text:p>31.220843</text:p>
          </table:table-cell>
          <table:table-cell table:style-name="ce3" office:value-type="float" office:value="28.32181" calcext:value-type="float">
            <text:p>28.32181</text:p>
          </table:table-cell>
          <table:table-cell table:number-columns-repeated="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4" calcext:value-type="float">
            <text:p>31.220844</text:p>
          </table:table-cell>
          <table:table-cell office:value-type="float" office:value="28.308283" calcext:value-type="float">
            <text:p>28.308283</text:p>
          </table:table-cell>
          <table:table-cell table:number-columns-repeated="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28038" calcext:value-type="float">
            <text:p>28.28038</text:p>
          </table:table-cell>
          <table:table-cell table:number-columns-repeated="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248415" calcext:value-type="float">
            <text:p>28.248415</text:p>
          </table:table-cell>
          <table:table-cell table:number-columns-repeated="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221099" calcext:value-type="float">
            <text:p>28.221099</text:p>
          </table:table-cell>
          <table:table-cell table:number-columns-repeated="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95867" calcext:value-type="float">
            <text:p>28.195867</text:p>
          </table:table-cell>
          <table:table-cell table:number-columns-repeated="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76198" calcext:value-type="float">
            <text:p>28.176198</text:p>
          </table:table-cell>
          <table:table-cell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61437" calcext:value-type="float">
            <text:p>28.161437</text:p>
          </table:table-cell>
          <table:table-cell table:number-columns-repeated="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50083" calcext:value-type="float">
            <text:p>28.150083</text:p>
          </table:table-cell>
          <table:table-cell table:number-columns-repeated="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42132" calcext:value-type="float">
            <text:p>28.142132</text:p>
          </table:table-cell>
          <table:table-cell table:number-columns-repeated="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36694" calcext:value-type="float">
            <text:p>28.136694</text:p>
          </table:table-cell>
          <table:table-cell table:number-columns-repeated="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33003" calcext:value-type="float">
            <text:p>28.133003</text:p>
          </table:table-cell>
          <table:table-cell table:number-columns-repeated="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30664" calcext:value-type="float">
            <text:p>28.130664</text:p>
          </table:table-cell>
          <table:table-cell table:number-columns-repeated="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28692" calcext:value-type="float">
            <text:p>28.128692</text:p>
          </table:table-cell>
          <table:table-cell table:number-columns-repeated="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2734" calcext:value-type="float">
            <text:p>28.12734</text:p>
          </table:table-cell>
          <table:table-cell table:number-columns-repeated="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45.699348" calcext:value-type="float">
            <text:p>45.699348</text:p>
          </table:table-cell>
          <table:table-cell office:value-type="float" office:value="39.096684" calcext:value-type="float">
            <text:p>39.096684</text:p>
          </table:table-cell>
          <table:table-cell office:value-type="float" office:value="31.220845" calcext:value-type="float">
            <text:p>31.220845</text:p>
          </table:table-cell>
          <table:table-cell office:value-type="float" office:value="28.126526" calcext:value-type="float">
            <text:p>28.126526</text:p>
          </table:table-cell>
          <table:table-cell table:number-columns-repeated="3"/>
        </table:table-row>
        <table:table-row table:style-name="ro1" table:number-rows-repeated="10">
          <table:table-cell table:style-name="ce2"/>
          <table:table-cell table:number-columns-repeated="7"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Ladrech</meta:initial-creator>
    <meta:creation-date>2017-03-07T16:37:07.723690307</meta:creation-date>
    <dc:date>2017-03-07T17:02:29.628036959</dc:date>
    <dc:creator>Antoine Ladrech</dc:creator>
    <meta:editing-duration>PT10M11S</meta:editing-duration>
    <meta:editing-cycles>2</meta:editing-cycles>
    <meta:generator>LibreOffice/4.3.7.2$Linux_X86_64 LibreOffice_project/430$Build-2</meta:generator>
    <meta:document-statistic meta:table-count="1" meta:cell-count="221" meta:object-count="0"/>
  </office:meta>
</office:document-meta>
</file>